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officeooo:rsid="00084323" officeooo:paragraph-rsid="000a62e5"/>
    </style:style>
    <style:style style:name="P2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fo:font-size="10pt" officeooo:rsid="00084323" officeooo:paragraph-rsid="00084323" style:font-size-asian="10pt" style:font-size-complex="10pt"/>
    </style:style>
    <style:style style:name="P3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fo:font-size="10pt" officeooo:rsid="00088bc4" officeooo:paragraph-rsid="00088bc4" style:font-size-asian="10pt" style:font-size-complex="10pt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fo:font-size="10pt" officeooo:rsid="000a501c" officeooo:paragraph-rsid="000a501c" style:font-size-asian="10pt" style:font-size-complex="10pt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fo:font-size="10pt" officeooo:rsid="000a501c" officeooo:paragraph-rsid="000a62e5" style:font-size-asian="10pt" style:font-size-complex="10pt"/>
    </style:style>
    <style:style style:name="P6" style:family="paragraph" style:parent-style-name="Standard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shadow="none">
        <style:tab-stops/>
      </style:paragraph-properties>
      <style:text-properties fo:font-size="10pt" officeooo:rsid="000a62e5" officeooo:paragraph-rsid="000a62e5" style:font-size-asian="10pt" style:font-size-complex="10pt"/>
    </style:style>
    <style:style style:name="P7" style:family="paragraph" style:parent-style-name="Standard" style:list-style-name="L1" style:master-page-name="">
      <loext:graphic-properties draw:fill-image-width="0cm" draw:fill-image-height="0cm"/>
      <style:paragraph-properties fo:margin-left="0cm" fo:margin-right="0cm" style:line-height-at-least="0cm" fo:text-align="start" style:justify-single-word="false" fo:text-indent="0cm" style:auto-text-indent="false" style:page-number="auto" style:shadow="none">
        <style:tab-stops/>
      </style:paragraph-properties>
      <style:text-properties officeooo:rsid="00084323" officeooo:paragraph-rsid="0008432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8bc4" style:font-size-asian="10pt" style:font-size-complex="10pt"/>
    </style:style>
    <style:style style:name="T3" style:family="text">
      <style:text-properties fo:font-size="10pt" officeooo:rsid="000a501c" style:font-size-asian="10pt" style:font-size-complex="10pt"/>
    </style:style>
    <style:style style:name="T4" style:family="text">
      <style:text-properties fo:font-size="10pt" officeooo:rsid="000a62e5" style:font-size-asian="10pt" style:font-size-complex="10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5199831553312798" text:style-name="L1">
        <text:list-header>
          <text:p text:style-name="P7">1)<text:span text:style-name="T1"> <text:tab/>Faça <text:s/>um <text:s/>programa que <text:s/>armazene <text:s/>10 <text:s/>números, <text:s/>em <text:s/>seguida <text:s/>os <text:s/>apresente em ordem decrescente e <text:tab/>crescente. O programa deve calcular a média dos 10<text:tab/>números<text:tab/>e informar qual o<text:tab/>maior e menor número <text:tab/>inserido.<text:tab/></text:span></text:p>
        </text:list-header>
      </text:list>
      <text:p text:style-name="P2"/>
      <text:p text:style-name="P2">#include &lt;stdio.h&gt;</text:p>
      <text:p text:style-name="P2"/>
      <text:p text:style-name="P2">int main(){</text:p>
      <text:p text:style-name="P2"/>
      <text:p text:style-name="P2"><text:tab/>int a[6],i;</text:p>
      <text:p text:style-name="P2"><text:tab/>int maior=0;</text:p>
      <text:p text:style-name="P2"><text:tab/>int menor=0;</text:p>
      <text:p text:style-name="P2"><text:tab/>int reverse=0;</text:p>
      <text:p text:style-name="P2"><text:tab/></text:p>
      <text:p text:style-name="P2"/>
      <text:p text:style-name="P2"><text:tab/>for(i=0;i&lt;6;i++){</text:p>
      <text:p text:style-name="P2"><text:tab/><text:tab/>printf("Digite um numero \n");</text:p>
      <text:p text:style-name="P2"><text:tab/><text:tab/>scanf("%d",&amp;a[i]);</text:p>
      <text:p text:style-name="P2"><text:tab/><text:tab/><text:tab/></text:p>
      <text:p text:style-name="P2"><text:tab/><text:tab/>if(a[i] == 0){</text:p>
      <text:p text:style-name="P2"><text:tab/><text:tab/><text:tab/>maior = a[i];</text:p>
      <text:p text:style-name="P2"><text:tab/><text:tab/><text:tab/>menor = a[i];</text:p>
      <text:p text:style-name="P2"><text:tab/><text:tab/>}</text:p>
      <text:p text:style-name="P2"><text:tab/><text:tab/>if(maior &lt; a[i]){</text:p>
      <text:p text:style-name="P2"><text:tab/><text:tab/><text:tab/>maior =a[i];</text:p>
      <text:p text:style-name="P2"><text:tab/><text:tab/>}</text:p>
      <text:p text:style-name="P2"><text:tab/><text:tab/>if(menor &gt; a[i]){</text:p>
      <text:p text:style-name="P2"><text:tab/><text:tab/><text:tab/>menor = a[i];</text:p>
      <text:p text:style-name="P2"><text:tab/><text:tab/>}</text:p>
      <text:p text:style-name="P2"><text:tab/><text:tab/><text:tab/><text:tab/></text:p>
      <text:p text:style-name="P2"><text:tab/><text:tab/><text:tab/><text:tab/></text:p>
      <text:p text:style-name="P2"><text:tab/><text:tab/></text:p>
      <text:p text:style-name="P2"><text:tab/>}</text:p>
      <text:p text:style-name="P2"/>
      <text:p text:style-name="P2"><text:tab/>for(i=0;i&lt;6;i++){</text:p>
      <text:p text:style-name="P2"><text:tab/><text:tab/>printf("%d ",a[i]);</text:p>
      <text:p text:style-name="P2"/>
      <text:p text:style-name="P2"><text:tab/><text:tab/></text:p>
      <text:p text:style-name="P2"><text:tab/>}<text:tab/></text:p>
      <text:p text:style-name="P2"><text:tab/></text:p>
      <text:p text:style-name="P2"><text:tab/>printf("MAIOR EH : %d\n ",maior);</text:p>
      <text:p text:style-name="P2"><text:tab/>printf("MENOR EH : %d\n",menor);</text:p>
      <text:p text:style-name="P2"><text:tab/></text:p>
      <text:p text:style-name="P2"><text:tab/></text:p>
      <text:p text:style-name="P2"><text:tab/></text:p>
      <text:p text:style-name="P2"/>
      <text:p text:style-name="P2"><text:tab/>return 0;</text:p>
      <text:p text:style-name="P2"/>
      <text:p text:style-name="P2"><text:tab/><text:tab/><text:tab/></text:p>
      <text:p text:style-name="P2"><text:tab/><text:tab/></text:p>
      <text:p text:style-name="P2">}</text:p>
      <text:p text:style-name="P2"/>
      <text:p text:style-name="P3">2) Escreva <text:s/>um <text:s/>programa <text:s/>que <text:s/>receba <text:s/>uma<text:tab/> frase <text:s/>e <text:s/>informe<text:tab/> quantos<text:tab/> espaços ela possui.</text:p>
      <text:p text:style-name="P3"/>
      <text:p text:style-name="P4">#include &lt;stdio.h&gt;</text:p>
      <text:p text:style-name="P4">#include &lt;stdlib.h&gt;</text:p>
      <text:p text:style-name="P4">#include &lt;string.h&gt;</text:p>
      <text:p text:style-name="P4"/>
      <text:p text:style-name="P4">int main(){</text:p>
      <text:p text:style-name="P4"/>
      <text:p text:style-name="P4"><text:tab/>char str[20];</text:p>
      <text:p text:style-name="P4"><text:tab/>int i;</text:p>
      <text:p text:style-name="P4"><text:tab/>int len;</text:p>
      <text:p text:style-name="P4"><text:tab/>int count=0;</text:p>
      <text:p text:style-name="P4"><text:soft-page-break/><text:tab/></text:p>
      <text:p text:style-name="P4"><text:tab/>printf("Digite um nome com espaços \n");</text:p>
      <text:p text:style-name="P4"><text:tab/>fgets(str,20,stdin);</text:p>
      <text:p text:style-name="P4"/>
      <text:p text:style-name="P4"><text:tab/></text:p>
      <text:p text:style-name="P4"><text:tab/>len = strlen(str);</text:p>
      <text:p text:style-name="P4"/>
      <text:p text:style-name="P4"><text:tab/>for(i=0;i&lt;len;i++){</text:p>
      <text:p text:style-name="P4"><text:tab/><text:tab/>if(str == "\0"){</text:p>
      <text:p text:style-name="P4"><text:tab/><text:tab/><text:tab/>count++;</text:p>
      <text:p text:style-name="P4"><text:tab/><text:tab/>}</text:p>
      <text:p text:style-name="P4"><text:tab/>}</text:p>
      <text:p text:style-name="P4"><text:tab/></text:p>
      <text:p text:style-name="P4"><text:tab/>printf("%d",count);<text:tab/></text:p>
      <text:p text:style-name="P4"/>
      <text:p text:style-name="P4"><text:tab/><text:tab/><text:tab/></text:p>
      <text:p text:style-name="P4"><text:tab/>return 0;</text:p>
      <text:p text:style-name="P4"/>
      <text:p text:style-name="P4">}</text:p>
      <text:p text:style-name="P4"/>
      <text:p text:style-name="P4">3) Escreva <text:s/>um <text:s/>programa<text:tab/> que <text:s/>informe <text:s/>a <text:s/>quantidade <text:s/>de <text:s/>vogal <text:s/>de <text:s/>um <text:s/>texto qualquer.</text:p>
      <text:p text:style-name="P4"/>
      <text:p text:style-name="P4">#include &lt;stdio.h&gt;</text:p>
      <text:p text:style-name="P4">#include &lt;stdlib.h&gt;</text:p>
      <text:p text:style-name="P4">#include &lt;string.h&gt;</text:p>
      <text:p text:style-name="P4"/>
      <text:p text:style-name="P4"/>
      <text:p text:style-name="P4"/>
      <text:p text:style-name="P4">int main(){</text:p>
      <text:p text:style-name="P4"/>
      <text:p text:style-name="P4"><text:tab/>char word[100];</text:p>
      <text:p text:style-name="P4"><text:tab/>int i,count=0;</text:p>
      <text:p text:style-name="P4"/>
      <text:p text:style-name="P4"><text:tab/>printf("Digite uma palavra\n");</text:p>
      <text:p text:style-name="P4"><text:tab/>fgets(word,100,stdin);</text:p>
      <text:p text:style-name="P4"/>
      <text:p text:style-name="P4"><text:tab/>for(i=0;i&lt;strlen(word);i++){</text:p>
      <text:p text:style-name="P4"><text:tab/><text:tab/>if((word[i]=='a') || (word[i]=='e') || (word[i]=='i') || (word[i]=='o') || (word[i]=='u')){</text:p>
      <text:p text:style-name="P4"><text:tab/><text:tab/><text:tab/>count++;</text:p>
      <text:p text:style-name="P4"><text:tab/><text:tab/>}</text:p>
      <text:p text:style-name="P4"><text:tab/>}</text:p>
      <text:p text:style-name="P4"/>
      <text:p text:style-name="P4"/>
      <text:p text:style-name="P4"/>
      <text:p text:style-name="P4"><text:tab/>printf("\nNumeros de vogais: %d\n\n",count);</text:p>
      <text:p text:style-name="P4"/>
      <text:p text:style-name="P4"><text:tab/>return 0;</text:p>
      <text:p text:style-name="P4">}</text:p>
      <text:p text:style-name="P4"/>
      <text:p text:style-name="P5"><text:tab/></text:p>
      <text:p text:style-name="P6">4) Escreva <text:s/>um <text:s/>programa<text:tab/> que <text:s/>faça <text:s/>o <text:s/>gerenciamento de filmes de um streaming <text:s/>online. O programa, ainda em <text:s/>fase de protótipo, deve armazenar 10 filmes onlines. Cada filme possui os seguintes<text:tab/>dados:<text:tab/>Nome do <text:s/>filme,<text:tab/> rating<text:tab/> no IMDb, estilo(drama, <text:s/>comedia, etc), <text:s/>protagonistas, <text:s/>ano do lançamento e visualizado ou<text:tab/>não pelo<text:tab/>usuário<text:tab/>logado. a. Não <text:s/>é <text:s/>necessário <text:s/>fazer <text:s/>o <text:s/>sistema <text:s/>de <text:s/>login, <text:s/>apenas <text:s/>considere <text:s/>as seguintes<text:tab/>funções<text:tab/>para o protótipo atual:<text:tab/></text:p>
      <text:p text:style-name="P6">i. O programa deve ser capaz de armazenar<text:tab/>os 10 filmes;<text:tab/></text:p>
      <text:p text:style-name="P6">ii. O usuário poderá listar os filmes<text:tab/>existentes;<text:tab/></text:p>
      <text:p text:style-name="P6">iii. O <text:s/>usuário <text:s/>poderá <text:s/>ver<text:tab/> uma lista de filme por ordem de avaliação;<text:tab/></text:p>
      <text:p text:style-name="P6">iv. O usuário poderá listar<text:tab/>o filme por estilo;<text:tab/></text:p>
      <text:p text:style-name="P6">v. O usuário poderá listar os filmes<text:tab/>mais recentes.</text:p>
      <text:p text:style-name="P6"/>
      <text:p text:style-name="P6">#include &lt;stdio.h&gt;</text:p>
      <text:p text:style-name="P6">#include &lt;string.h&gt;</text:p>
      <text:p text:style-name="P6">#include &lt;stdlib.h&gt;</text:p>
      <text:p text:style-name="P6"><text:soft-page-break/>#define TAM 2</text:p>
      <text:p text:style-name="P6"/>
      <text:p text:style-name="P6">struct filmes{</text:p>
      <text:p text:style-name="P6"><text:s text:c="4"/>char name[30];</text:p>
      <text:p text:style-name="P6"><text:s text:c="4"/>float rating;</text:p>
      <text:p text:style-name="P6"><text:s text:c="4"/>char style[30];</text:p>
      <text:p text:style-name="P6"><text:s text:c="4"/>char actor[30];</text:p>
      <text:p text:style-name="P6"><text:s text:c="4"/>int year;</text:p>
      <text:p text:style-name="P6">};</text:p>
      <text:p text:style-name="P6"/>
      <text:p text:style-name="P6">typedef struct filmes movie;</text:p>
      <text:p text:style-name="P6"/>
      <text:p text:style-name="P6">int main(){</text:p>
      <text:p text:style-name="P6"><text:s text:c="4"/>movie m[TAM];</text:p>
      <text:p text:style-name="P6"><text:s text:c="4"/>int i,opcao,ano;</text:p>
      <text:p text:style-name="P6"><text:s text:c="4"/>char nome[20];</text:p>
      <text:p text:style-name="P6"><text:s text:c="4"/>float aval;</text:p>
      <text:p text:style-name="P6"/>
      <text:p text:style-name="P6"><text:s text:c="4"/>for(i=0;i&lt;TAM;i++){</text:p>
      <text:p text:style-name="P6"><text:s text:c="8"/>printf("NOME DO FILME \n");</text:p>
      <text:p text:style-name="P6"><text:s text:c="8"/>fgets(m[i].name,30,stdin);</text:p>
      <text:p text:style-name="P6"><text:s text:c="15"/></text:p>
      <text:p text:style-name="P6"><text:s text:c="8"/>printf("GENERO DO FILME \n");</text:p>
      <text:p text:style-name="P6"><text:s text:c="8"/>fgets(m[i].style,30,stdin);</text:p>
      <text:p text:style-name="P6"><text:s text:c="7"/></text:p>
      <text:p text:style-name="P6"><text:s text:c="8"/>printf("NOME DO ATOR \n");</text:p>
      <text:p text:style-name="P6"><text:s text:c="8"/>fgets(m[i].actor,30,stdin);</text:p>
      <text:p text:style-name="P6"><text:s text:c="7"/></text:p>
      <text:p text:style-name="P6"><text:s text:c="8"/>printf("ANO DE LANÇAMENTO \n");</text:p>
      <text:p text:style-name="P6"><text:s text:c="8"/>scanf("%d",&amp;m[i].year);</text:p>
      <text:p text:style-name="P6"/>
      <text:p text:style-name="P6"><text:s text:c="8"/>printf("RANKING DO FILME \n");</text:p>
      <text:p text:style-name="P6"><text:s text:c="8"/>scanf("%f",&amp;m[i].rating);</text:p>
      <text:p text:style-name="P6"><text:s text:c="8"/>getchar();</text:p>
      <text:p text:style-name="P6"><text:s text:c="7"/></text:p>
      <text:p text:style-name="P6"><text:s text:c="4"/>}</text:p>
      <text:p text:style-name="P6"/>
      <text:p text:style-name="P6"><text:tab/>printf("CATALOGO DE FILMES \n");</text:p>
      <text:p text:style-name="P6"><text:tab/>printf("1 - LISTAR TODOS OS FILMES \n");</text:p>
      <text:p text:style-name="P6"><text:tab/>printf("2 - FILMES POR ORDEM DE AVALIAÇÃO \n");</text:p>
      <text:p text:style-name="P6"><text:tab/>printf("3 - LISTAR FILMES POR ESTILO \n");</text:p>
      <text:p text:style-name="P6"><text:tab/>printf("4 - LISTAR FILMES POR ANO DE LANÇAMENTO \n");</text:p>
      <text:p text:style-name="P6"><text:tab/>printf("EScolha qual opcao do menu deseja acessar, digitando de 1 a 4\n");</text:p>
      <text:p text:style-name="P6"><text:tab/>scanf("%d",&amp;opcao);</text:p>
      <text:p text:style-name="P6"/>
      <text:p text:style-name="P6"><text:tab/>switch(opcao){</text:p>
      <text:p text:style-name="P6"/>
      <text:p text:style-name="P6"><text:tab/><text:tab/>case 1:</text:p>
      <text:p text:style-name="P6"><text:tab/><text:tab/><text:tab/>for(i=0;i&lt;TAM;i++){</text:p>
      <text:p text:style-name="P6"><text:tab/><text:tab/><text:tab/><text:tab/>printf("%s\n",m[i].name);</text:p>
      <text:p text:style-name="P6"><text:tab/><text:tab/><text:tab/>}</text:p>
      <text:p text:style-name="P6"><text:tab/></text:p>
      <text:p text:style-name="P6"><text:tab/><text:tab/>case 2:</text:p>
      <text:p text:style-name="P6"><text:tab/></text:p>
      <text:p text:style-name="P6"><text:tab/><text:tab/><text:tab/>printf("Informação o valor do rating para pesquisa \n");</text:p>
      <text:p text:style-name="P6"><text:tab/><text:tab/><text:tab/>scanf("%7.2f",&amp;aval);</text:p>
      <text:p text:style-name="P6"><text:tab/><text:tab/><text:tab/>for(i=0;iTAM;i++){</text:p>
      <text:p text:style-name="P6"><text:tab/><text:tab/><text:tab/><text:tab/>if(m[i].rating &gt;= 5){</text:p>
      <text:p text:style-name="P6"><text:tab/><text:tab/><text:tab/><text:tab/><text:tab/>printf("FILME : %s\n AVALIAÇÃO : %7.2f\n",m[i].name,m[i].rating);</text:p>
      <text:p text:style-name="P6"><text:tab/><text:tab/><text:tab/><text:tab/><text:tab/></text:p>
      <text:p text:style-name="P6"><text:tab/><text:tab/><text:tab/><text:tab/>}</text:p>
      <text:p text:style-name="P6"><text:tab/><text:tab/><text:tab/><text:tab/><text:tab/></text:p>
      <text:p text:style-name="P6"><text:tab/><text:tab/><text:tab/>}</text:p>
      <text:p text:style-name="P6"><text:soft-page-break/><text:tab/><text:tab/>case 3:</text:p>
      <text:p text:style-name="P6"><text:tab/><text:tab/><text:tab/>printf("INFORME O GENERO DO FILME \n");</text:p>
      <text:p text:style-name="P6"><text:tab/><text:tab/><text:tab/>fgets(nome,20,stdin);</text:p>
      <text:p text:style-name="P6"><text:tab/><text:tab/></text:p>
      <text:p text:style-name="P6"><text:tab/><text:tab/><text:tab/>for(i=0;i&lt;strlen(nome);i++){</text:p>
      <text:p text:style-name="P6"><text:tab/><text:tab/><text:tab/><text:tab/>if(nome[i] == m[i].style){</text:p>
      <text:p text:style-name="P6"><text:tab/><text:tab/><text:tab/><text:tab/><text:tab/>printf("FILME : %s\n",m[i].style,m[i].name);</text:p>
      <text:p text:style-name="P6"><text:tab/><text:tab/><text:tab/><text:tab/><text:tab/></text:p>
      <text:p text:style-name="P6"><text:tab/><text:tab/><text:tab/><text:tab/>}</text:p>
      <text:p text:style-name="P6"><text:tab/><text:tab/><text:tab/><text:tab/></text:p>
      <text:p text:style-name="P6"><text:tab/><text:tab/><text:tab/>}</text:p>
      <text:p text:style-name="P6"><text:tab/><text:tab/>case 4:</text:p>
      <text:p text:style-name="P6"><text:tab/><text:tab/><text:tab/>printf("INFORME O ANO DO FILME \n");</text:p>
      <text:p text:style-name="P6"><text:tab/><text:tab/><text:tab/>scanf("%d",&amp;ano);</text:p>
      <text:p text:style-name="P6"/>
      <text:p text:style-name="P6"><text:tab/><text:tab/><text:tab/>for(i=0;i&lt;TAM;i++){</text:p>
      <text:p text:style-name="P6"><text:tab/><text:tab/><text:tab/><text:tab/>if(ano == m[i].year){</text:p>
      <text:p text:style-name="P6"><text:tab/><text:tab/><text:tab/><text:tab/><text:tab/>printf("FILME : %s ANO : %d\n",m[i].name,m[i].year);</text:p>
      <text:p text:style-name="P6"><text:tab/><text:tab/><text:tab/><text:tab/>}</text:p>
      <text:p text:style-name="P6"><text:tab/><text:tab/><text:tab/>}</text:p>
      <text:p text:style-name="P6"><text:tab/><text:tab/><text:tab/></text:p>
      <text:p text:style-name="P6"/>
      <text:p text:style-name="P6"><text:tab/>}<text:tab/><text:tab/><text:tab/> <text:s text:c="3"/></text:p>
      <text:p text:style-name="P6"/>
      <text:p text:style-name="P6"><text:s text:c="4"/></text:p>
      <text:p text:style-name="P6"/>
      <text:p text:style-name="P6"><text:s text:c="4"/>return 0;</text:p>
      <text:p text:style-name="P6"/>
      <text:p text:style-name="P1"><text:span text:style-name="T4">}<text:tab/></text:span><text:span text:style-name="T3"><text:tab/></text:span><text:span text:style-name="T2"><text:tab/></text:span><text:span text:style-name="T1"><text:tab/>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7:45.662127564</meta:creation-date>
    <meta:editing-duration>PT16M34S</meta:editing-duration>
    <meta:editing-cycles>2</meta:editing-cycles>
    <meta:generator>LibreOffice/5.0.6.2$Linux_x86 LibreOffice_project/00m0$Build-2</meta:generator>
    <dc:date>2016-08-24T16:49:21.938519487</dc:date>
    <meta:document-statistic meta:table-count="0" meta:image-count="0" meta:object-count="0" meta:page-count="4" meta:paragraph-count="171" meta:word-count="499" meta:character-count="3944" meta:non-whitespace-character-count="3095"/>
  </office:meta>
</office:document-meta>
</file>